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.503cm" fo:margin-left="0.011cm" fo:margin-top="0cm" fo:margin-bottom="0cm" table:align="left" style:writing-mode="lr-tb"/>
    </style:style>
    <style:style style:name="Table1.A" style:family="table-column">
      <style:table-column-properties style:column-width="12.178cm"/>
    </style:style>
    <style:style style:name="Table1.B" style:family="table-column">
      <style:table-column-properties style:column-width="5.323cm"/>
    </style:style>
    <style:style style:name="Table1.1" style:family="table-row">
      <style:table-row-properties style:min-row-height="1.205cm" fo:keep-together="auto"/>
    </style:style>
    <style:style style:name="Table1.A1" style:family="table-cell">
      <style:table-cell-properties fo:padding="0cm" fo:border="none"/>
    </style:style>
    <style:style style:name="P1" style:family="paragraph" style:parent-style-name="Standard" style:master-page-name="Standard">
      <style:paragraph-properties fo:margin-left="0cm" fo:margin-right="0cm" fo:margin-top="0cm" fo:margin-bottom="0.829cm" loext:contextual-spacing="false" fo:line-height="115%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margin-left="0cm" fo:margin-right="0cm" fo:margin-top="0cm" fo:margin-bottom="0.076cm" loext:contextual-spacing="false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076cm" loext:contextual-spacing="false" fo:line-height="100%" fo:text-align="end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222cm" loext:contextual-spacing="false" fo:line-height="100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213cm" loext:contextual-spacing="false" fo:line-height="100%" fo:text-align="start" style:justify-single-word="false" fo:text-indent="0cm" style:auto-text-indent="false"/>
    </style:style>
    <style:style style:name="P8" style:family="paragraph" style:parent-style-name="Standard">
      <style:paragraph-properties fo:margin-left="-0.009cm" fo:margin-right="-0.026cm" fo:margin-top="0cm" fo:margin-bottom="0.072cm" loext:contextual-spacing="false" fo:line-height="100%" fo:text-align="start" style:justify-single-word="false" fo:text-indent="-0.018cm" style:auto-text-indent="false"/>
    </style:style>
    <style:style style:name="P9" style:family="paragraph" style:parent-style-name="Standard">
      <style:paragraph-properties fo:margin-left="0.019cm" fo:margin-right="-0.026cm" fo:margin-top="0cm" fo:margin-bottom="0cm" loext:contextual-spacing="false" fo:line-height="100%" fo:text-align="start" style:justify-single-word="false" fo:text-indent="-0.018cm" style:auto-text-indent="false"/>
    </style:style>
    <style:style style:name="P10" style:family="paragraph" style:parent-style-name="Standard">
      <style:paragraph-properties fo:margin-left="0.046cm" fo:margin-right="0.019cm" fo:margin-top="0cm" fo:margin-bottom="0.078cm" loext:contextual-spacing="false" fo:text-indent="-0.018cm" style:auto-text-indent="false"/>
    </style:style>
    <style:style style:name="P11" style:family="paragraph" style:parent-style-name="Standard">
      <style:paragraph-properties fo:margin-left="0.046cm" fo:margin-right="0.019cm" fo:text-indent="-0.018cm" style:auto-text-indent="false"/>
    </style:style>
    <style:style style:name="P12" style:family="paragraph" style:parent-style-name="Standard">
      <style:paragraph-properties fo:margin-left="0.046cm" fo:margin-right="0.019cm" fo:margin-top="0cm" fo:margin-bottom="0.014cm" loext:contextual-spacing="false" fo:text-indent="-0.018cm" style:auto-text-indent="false"/>
    </style:style>
    <style:style style:name="P13" style:family="paragraph" style:parent-style-name="Standard" style:list-style-name="WWNum1">
      <style:paragraph-properties fo:margin-left="1.203cm" fo:margin-right="0.019cm" fo:text-indent="-0.351cm" style:auto-text-indent="false"/>
    </style:style>
    <style:style style:name="P14" style:family="paragraph" style:parent-style-name="Standard" style:list-style-name="WWNum1">
      <style:paragraph-properties fo:margin-left="1.203cm" fo:margin-right="0.019cm" fo:margin-top="0cm" fo:margin-bottom="0cm" loext:contextual-spacing="false" fo:line-height="215%" fo:text-indent="-0.351cm" style:auto-text-indent="false"/>
    </style:style>
    <style:style style:name="P15" style:family="paragraph" style:parent-style-name="Standard" style:list-style-name="WWNum1">
      <style:paragraph-properties fo:margin-left="1.203cm" fo:margin-right="0.019cm" fo:margin-top="0cm" fo:margin-bottom="0.363cm" loext:contextual-spacing="false" fo:text-indent="-0.351cm" style:auto-text-indent="false"/>
    </style:style>
    <style:style style:name="P16" style:family="paragraph" style:parent-style-name="Standard" style:list-style-name="WWNum1">
      <style:paragraph-properties fo:margin-left="1.203cm" fo:margin-right="0.019cm" fo:margin-top="0cm" fo:margin-bottom="0.563cm" loext:contextual-spacing="false" fo:text-indent="-0.351cm" style:auto-text-indent="false"/>
    </style:style>
    <style:style style:name="P17" style:family="paragraph" style:parent-style-name="Standard">
      <style:paragraph-properties fo:margin-left="0cm" fo:margin-right="0.076cm" fo:margin-top="0cm" fo:margin-bottom="0cm" loext:contextual-spacing="false" fo:line-height="100%" fo:text-align="end" style:justify-single-word="false" fo:text-indent="0cm" style:auto-text-indent="false"/>
    </style:style>
    <style:style style:name="P18" style:family="paragraph" style:parent-style-name="Standard">
      <style:paragraph-properties fo:margin-left="0.028cm" fo:margin-right="0.019cm" fo:margin-top="0cm" fo:margin-bottom="0.129cm" loext:contextual-spacing="false" fo:text-indent="13.372cm" style:auto-text-indent="false"/>
    </style:style>
    <style:style style:name="P19" style:family="paragraph" style:parent-style-name="Standard">
      <style:paragraph-properties fo:margin-left="0.011cm" fo:margin-right="0.019cm" fo:text-indent="12.785cm" style:auto-text-indent="false"/>
    </style:style>
    <style:style style:name="P20" style:family="paragraph" style:parent-style-name="Standard">
      <style:paragraph-properties fo:margin-left="0.028cm" fo:margin-right="0.019cm" fo:text-indent="-0.018cm" style:auto-text-indent="false"/>
    </style:style>
    <style:style style:name="P21" style:family="paragraph" style:parent-style-name="Standard">
      <style:paragraph-properties fo:margin-left="0.018cm" fo:margin-right="0.019cm" fo:margin-top="0cm" fo:margin-bottom="0.076cm" loext:contextual-spacing="false" fo:text-indent="-0.018cm" style:auto-text-indent="false"/>
    </style:style>
    <style:style style:name="P22" style:family="paragraph" style:parent-style-name="Standard">
      <style:paragraph-properties fo:margin-left="0.018cm" fo:margin-right="0.019cm" fo:margin-top="0cm" fo:margin-bottom="0.436cm" loext:contextual-spacing="false" fo:text-indent="-0.018cm" style:auto-text-indent="false"/>
    </style:style>
    <style:style style:name="P23" style:family="paragraph">
      <loext:graphic-properties draw:fill="solid" draw:fill-color="#000000"/>
      <style:paragraph-properties fo:text-align="start"/>
    </style:style>
    <style:style style:name="T1" style:family="text">
      <style:text-properties fo:font-size="18pt" style:font-size-asian="18pt"/>
    </style:style>
    <style:style style:name="T2" style:family="text">
      <style:text-properties fo:font-size="9pt" style:font-size-asian="9pt"/>
    </style:style>
    <style:style style:name="T3" style:family="text">
      <style:text-properties fo:font-size="9pt" officeooo:rsid="00077049" style:font-size-asian="9pt"/>
    </style:style>
    <style:style style:name="T4" style:family="text">
      <style:text-properties fo:font-size="12pt" style:font-size-asian="12pt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stroke-linejoin="miter" draw:fill="solid" draw:fill-color="#000000" draw:textarea-vertical-align="top" draw:auto-grow-height="false" draw:fit-to-size="false" fo:min-height="0cm" fo:min-width="17.025cm" fo:padding-top="0.125cm" fo:padding-bottom="0.125cm" fo:padding-left="0.25cm" fo:padding-right="0.25cm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yanNanson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2">54 Trafalgar Street</text:span></text:p>
            <text:p text:style-name="P2"><text:span text:style-name="T2">York</text:span></text:p>
            <text:p text:style-name="P4"><text:span text:style-name="T2">YO23 1HZ</text:span></text:p>
          </table:table-cell>
          <table:table-cell table:style-name="Table1.A1" office:value-type="string">
            <text:p text:style-name="P3"><text:span text:style-name="T2">079602 75158</text:span></text:p>
            <text:p text:style-name="P5"><text:span text:style-name="T2">ryan_nanson@hotmail.com </text:span><text:a xlink:type="simple" xlink:href="http://www.linkedin.com/in/ryan-nanson/" text:style-name="Internet_20_link" text:visited-style-name="Visited_20_Internet_20_Link"><text:span text:style-name="T2">www.linkedin.com/in/ryan-nanson/</text:span></text:a></text:p>
          </table:table-cell>
        </table:table-row>
      </table:table>
      <text:p text:style-name="P8"><text:span text:style-name="T4">Work Experience</text:span></text:p>
      <text:p text:style-name="P6"><draw:g text:anchor-type="as-char" svg:y="0cm" draw:z-index="0" draw:style-name="gr1"><draw:custom-shape draw:name="Shape 2416" draw:style-name="gr2" draw:text-style-name="P23" svg:width="17.527cm" svg:height="0.061cm" svg:x="0cm" svg:y="0cm"><text:p/><draw:enhanced-geometry draw:mirror-horizontal="false" draw:mirror-vertical="false" drawooo:sub-view-size="6309360 21603" draw:text-areas="0 0 0 0" svg:viewBox="0 0 6309360 21603" draw:type="ooxml-non-primitive" draw:enhanced-path="M 0 0 L 6309360 0 6309360 21603 0 21603 0 0 N"/></draw:custom-shape></draw:g></text:p>
      <text:p text:style-name="P9"><text:span text:style-name="T2">Omnicom Balfour Beatty, York</text:span></text:p>
      <text:p text:style-name="P10"><text:span text:style-name="T2">Graduate Software Developer (September 2016 – Present)</text:span></text:p>
      <text:p text:style-name="P11"><text:span text:style-name="T2">Responsibilities:</text:span></text:p>
      <text:list xml:id="list4068583886" text:style-name="WWNum1">
        <text:list-item>
          <text:p text:style-name="P13"><text:span text:style-name="T2">Involved in all phases of the SDLC of a data driven web application for Network Rail. This included writting the RESTful api </text:span><text:span text:style-name="T3">back end</text:span><text:span text:style-name="T2"> for the project in Java using the Spring MVC. Completion of the project resulted in two similar products being requested by the same client for different project teams.</text:span></text:p>
        </text:list-item>
        <text:list-item>
          <text:p text:style-name="P13"><text:span text:style-name="T2">Responsible for cleaning data, data reduction and creating and managing databases.</text:span></text:p>
        </text:list-item>
        <text:list-item>
          <text:p text:style-name="P13"><text:span text:style-name="T2">Trusted to finish development of a web based project worth over £200,000 after 6 months employment. Delivered the project, passing FAT, UAT and was signed off on.</text:span></text:p>
        </text:list-item>
        <text:list-item>
          <text:p text:style-name="P13"><text:span text:style-name="T2">Took over sole development, </text:span><text:span text:style-name="T3">maintenance</text:span><text:span text:style-name="T2"> and support of three cross-platform mobile applications with over 15,000 monthly active users.</text:span></text:p>
        </text:list-item>
        <text:list-item>
          <text:p text:style-name="P13"><text:span text:style-name="T2">Migrated development databases from Windows machines to Linux virtual machines ready for production.</text:span></text:p>
        </text:list-item>
        <text:list-item>
          <text:p text:style-name="P13"><text:span text:style-name="T2">Responsible for adding security and authentication to an existing web product. Specifically implemented and configured Keycloak, an open source access management system.</text:span></text:p>
        </text:list-item>
        <text:list-item>
          <text:p text:style-name="P14"><text:span text:style-name="T2">Chosen to mentor the industrial placement year student, specifically carrying out code reviews. eTech Solutions Ltd, Shirley</text:span></text:p>
        </text:list-item>
      </text:list>
      <text:p text:style-name="P17"><text:span text:style-name="T2">(January 2016 – April 2016)</text:span></text:p>
      <text:p text:style-name="P12"><text:span text:style-name="T2">Software Development Intern</text:span></text:p>
      <text:list xml:id="list230356467233449" text:continue-numbering="true" text:style-name="WWNum1">
        <text:list-item>
          <text:p text:style-name="P13"><text:span text:style-name="T2">Fixed bugs and added new features to market-leading iOS applications in Objective-C, using both AppCode and Xcode IDEs.</text:span></text:p>
        </text:list-item>
        <text:list-item>
          <text:p text:style-name="P13"><text:span text:style-name="T2">Worked in an agile development team of 6, with daily scrum stand ups and fortnightly planning and retrospective meetings.</text:span></text:p>
        </text:list-item>
        <text:list-item>
          <text:p text:style-name="P13"><text:span text:style-name="T2">Refactored parts of the existing code base to increase readability and reusability of code.</text:span></text:p>
        </text:list-item>
        <text:list-item>
          <text:p text:style-name="P13"><text:span text:style-name="T2">Learnt the importance of source control and how to make use of its features, specifically using Git.</text:span></text:p>
        </text:list-item>
        <text:list-item>
          <text:p text:style-name="P15"><text:span text:style-name="T2">All code was peer reviewed and modified if necessary, according to feedback received.</text:span></text:p>
        </text:list-item>
      </text:list>
      <text:p text:style-name="P9"><text:span text:style-name="T2">The Pheasant Inn, Keswick</text:span></text:p>
      <text:p text:style-name="P18"><text:span text:style-name="T2">(July 2014 – August 2015) Front of house team member</text:span></text:p>
      <text:list xml:id="list230357401789340" text:continue-numbering="true" text:style-name="WWNum1">
        <text:list-item>
          <text:p text:style-name="P16"><text:span text:style-name="T2">Worked effectively as part of a team in a busy customer facing role.</text:span></text:p>
        </text:list-item>
      </text:list>
      <text:p text:style-name="P8"><text:span text:style-name="T4">Education</text:span></text:p>
      <text:p text:style-name="P7"><draw:g text:anchor-type="as-char" svg:y="0cm" draw:z-index="1" draw:style-name="gr1"><draw:custom-shape draw:name="Shape 2417" draw:style-name="gr2" draw:text-style-name="P23" svg:width="17.527cm" svg:height="0.061cm" svg:x="0cm" svg:y="0cm"><text:p/><draw:enhanced-geometry draw:mirror-horizontal="false" draw:mirror-vertical="false" drawooo:sub-view-size="6309360 21603" draw:text-areas="0 0 0 0" svg:viewBox="0 0 6309360 21603" draw:type="ooxml-non-primitive" draw:enhanced-path="M 0 0 L 6309360 0 6309360 21603 0 21603 0 0 N"/></draw:custom-shape></draw:g></text:p>
      <text:p text:style-name="P9"><text:span text:style-name="T2">University of Warwick</text:span></text:p>
      <text:p text:style-name="P19"><text:span text:style-name="T2">(September 2012 – July 2015) Discrete Mathematics, BSc (Hons) 1 st.</text:span></text:p>
      <text:list xml:id="list230356637161820" text:continue-numbering="true" text:style-name="WWNum1">
        <text:list-item>
          <text:p text:style-name="P13"><text:span text:style-name="T2">Data Structures and Algorithms – 82 %</text:span></text:p>
        </text:list-item>
        <text:list-item>
          <text:p text:style-name="P13"><text:span text:style-name="T2">Algorithm Design – 85 %</text:span></text:p>
        </text:list-item>
        <text:list-item>
          <text:p text:style-name="P13"><text:span text:style-name="T2">Digital Communications and Signal Processing – 88 %</text:span></text:p>
        </text:list-item>
      </text:list>
      <text:p text:style-name="P20"><text:span text:style-name="T2">Keswick School<text:tab/>(September 2005 – July 2012)</text:span></text:p>
      <text:p text:style-name="P21"><text:span text:style-name="T2">A Levels: Mathematics (A*), Further Mathematics (B), and Biology ( B ).</text:span></text:p>
      <text:p text:style-name="P22"><text:span text:style-name="T2">GCSEs: 3 A*s, 5 As and 2 Bs. Including English (A) and Mathematics (A*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GB" style:letter-kerning="false" style:font-name-asian="F" style:font-size-asian="11pt" style:language-asian="en" style:country-asian="GB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false" style:font-name-asian="F" style:font-size-asian="11pt" style:language-asian="en" style:country-asian="GB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87cm" fo:margin-right="0.019cm" fo:margin-top="0cm" fo:margin-bottom="0.238cm" loext:contextual-spacing="false" fo:line-height="102%" fo:text-align="justify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color="#000000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fo:color="#000000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9pt" fo:font-style="normal" style:text-underline-style="none" fo:font-weight="normal" fo:background-color="#ffffff" style:font-name-asian="Cambria1" style:font-family-asian="Cambria" style:font-family-generic-asian="system" style:font-pitch-asian="variable" style:font-size-asian="10pt" style:font-style-asian="normal" style:font-weight-asian="normal" style:font-name-complex="Cambria1" style:font-family-complex="Cambria" style:font-family-generic-complex="system" style:font-pitch-complex="variable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#ffffff" style:font-name-asian="Cambria1" style:font-family-asian="Cambria" style:font-family-generic-asian="system" style:font-pitch-asian="variable" style:font-size-asian="10pt" style:font-style-asian="normal" style:font-weight-asian="normal" style:font-name-complex="Cambria1" style:font-family-complex="Cambria" style:font-family-generic-complex="system" style:font-pitch-complex="variable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#ffffff" style:font-name-asian="Cambria1" style:font-family-asian="Cambria" style:font-family-generic-asian="system" style:font-pitch-asian="variable" style:font-size-asian="10pt" style:font-style-asian="normal" style:font-weight-asian="normal" style:font-name-complex="Cambria1" style:font-family-complex="Cambria" style:font-family-generic-complex="system" style:font-pitch-complex="variable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#ffffff" style:font-name-asian="Cambria1" style:font-family-asian="Cambria" style:font-family-generic-asian="system" style:font-pitch-asian="variable" style:font-size-asian="10pt" style:font-style-asian="normal" style:font-weight-asian="normal" style:font-name-complex="Cambria1" style:font-family-complex="Cambria" style:font-family-generic-complex="system" style:font-pitch-complex="variable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#ffffff" style:font-name-asian="Cambria1" style:font-family-asian="Cambria" style:font-family-generic-asian="system" style:font-pitch-asian="variable" style:font-size-asian="10pt" style:font-style-asian="normal" style:font-weight-asian="normal" style:font-name-complex="Cambria1" style:font-family-complex="Cambria" style:font-family-generic-complex="system" style:font-pitch-complex="variable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#ffffff" style:font-name-asian="Cambria1" style:font-family-asian="Cambria" style:font-family-generic-asian="system" style:font-pitch-asian="variable" style:font-size-asian="10pt" style:font-style-asian="normal" style:font-weight-asian="normal" style:font-name-complex="Cambria1" style:font-family-complex="Cambria" style:font-family-generic-complex="system" style:font-pitch-complex="variable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#ffffff" style:font-name-asian="Cambria1" style:font-family-asian="Cambria" style:font-family-generic-asian="system" style:font-pitch-asian="variable" style:font-size-asian="10pt" style:font-style-asian="normal" style:font-weight-asian="normal" style:font-name-complex="Cambria1" style:font-family-complex="Cambria" style:font-family-generic-complex="system" style:font-pitch-complex="variable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#ffffff" style:font-name-asian="Cambria1" style:font-family-asian="Cambria" style:font-family-generic-asian="system" style:font-pitch-asian="variable" style:font-size-asian="10pt" style:font-style-asian="normal" style:font-weight-asian="normal" style:font-name-complex="Cambria1" style:font-family-complex="Cambria" style:font-family-generic-complex="system" style:font-pitch-complex="variable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#ffffff" style:font-name-asian="Cambria1" style:font-family-asian="Cambria" style:font-family-generic-asian="system" style:font-pitch-asian="variable" style:font-size-asian="10pt" style:font-style-asian="normal" style:font-weight-asian="normal" style:font-name-complex="Cambria1" style:font-family-complex="Cambria" style:font-family-generic-complex="system" style:font-pitch-complex="variable" loext:padding="0cm" loext:border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03cm"/>
        </style:list-level-properties>
        <style:text-properties style:font-name="Cambria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757cm"/>
        </style:list-level-properties>
        <style:text-properties style:font-name="Cambria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4.027cm"/>
        </style:list-level-properties>
        <style:text-properties style:font-name="Cambria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5.297cm"/>
        </style:list-level-properties>
        <style:text-properties style:font-name="Cambria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567cm"/>
        </style:list-level-properties>
        <style:text-properties style:font-name="Cambria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837cm"/>
        </style:list-level-properties>
        <style:text-properties style:font-name="Cambria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9.107cm"/>
        </style:list-level-properties>
        <style:text-properties style:font-name="Cambria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377cm"/>
        </style:list-level-properties>
        <style:text-properties style:font-name="Cambria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647cm"/>
        </style:list-level-properties>
        <style:text-properties style:font-name="Cambri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C Public Access</meta:initial-creator>
    <meta:editing-cycles>3</meta:editing-cycles>
    <meta:creation-date>2017-11-14T17:44:00</meta:creation-date>
    <dc:date>2017-11-16T23:03:55.768000000</dc:date>
    <meta:editing-duration>PT1H1M10S</meta:editing-duration>
    <meta:generator>LibreOffice/5.4.1.2$Windows_x86 LibreOffice_project/ea7cb86e6eeb2bf3a5af73a8f7777ac570321527</meta:generator>
    <meta:document-statistic meta:table-count="1" meta:image-count="0" meta:object-count="0" meta:page-count="1" meta:paragraph-count="38" meta:word-count="377" meta:character-count="2421" meta:non-whitespace-character-count="2088"/>
    <meta:user-defined meta:name="AppVersion">15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